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, Helvetica, 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Arial2" fo:font-size="11pt" fo:letter-spacing="normal" fo:font-style="normal" fo:font-weight="normal" fo:background-color="transparent"/>
    </style:style>
    <style:style style:name="P2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000000" style:font-name="Arial2" fo:font-size="11pt" fo:letter-spacing="normal" fo:font-style="normal" fo:font-weight="bold" fo:background-color="transparent"/>
    </style:style>
    <style:style style:name="P3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fo:font-variant="normal" fo:text-transform="none" fo:color="#222222" style:font-name="Arial1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 style:writing-mode="lr-tb"/>
    </style:style>
    <style:style style:name="T1" style:family="text">
      <style:text-properties fo:color="#000000" style:font-name="Arial2" fo:font-size="11pt" fo:background-color="transparent"/>
    </style:style>
    <style:style style:name="T2" style:family="text">
      <style:text-properties fo:color="#000000" fo:background-color="transparent"/>
    </style:style>
    <style:style style:name="T3" style:family="text">
      <style:text-properties fo:font-variant="normal" fo:text-transform="none" fo:color="#1155cc" style:font-name="Arial2" fo:font-size="11pt" fo:letter-spacing="normal" fo:font-style="normal" fo:font-weight="normal" fo:background-color="transparent"/>
    </style:style>
    <style:style style:name="T4" style:family="text">
      <style:text-properties fo:font-variant="normal" fo:text-transform="none" fo:color="#000000" style:font-name="Arial2" fo:font-size="11pt" fo:letter-spacing="normal" fo:font-style="normal" fo:font-weight="normal" fo:background-color="transparent"/>
    </style:style>
    <style:style style:name="T5" style:family="text">
      <style:text-properties fo:font-variant="normal" fo:text-transform="none" fo:color="#000000" style:font-name="Arial1" fo:font-size="12pt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 de l'entreprise</text:p>
      <text:p text:style-name="P3"><text:span text:style-name="T1">Nom et prénom du dirigeant Email</text:span><text:span text:style-name="T2"> </text:span><text:span text:style-name="T1">Téléphone</text:span><text:span text:style-name="T2"> </text:span><text:span text:style-name="T1">Code posta</text:span></text:p>
      <text:p text:style-name="P1">Activité de l’entreprise.</text:p>
      <text:p text:style-name="P1">Objectifs du site</text:p>
      <text:p text:style-name="P1">Clientèle cible du site internet</text:p>
      <text:p text:style-name="P1">Principale valeur ajoutée du produit/service</text:p>
      <text:p text:style-name="P1">Si vous le souhaitez, vous pouvez joindre la plaquette commerciale ou catalogue de votre entreprise.</text:p>
      <text:p text:style-name="P1">Produits/services ?</text:p>
      <text:p text:style-name="P1">5 à 10 mots clés représentants votre activité.</text:p>
      <text:p text:style-name="P1">Couleurs représentatives de votre entreprise</text:p>
      <text:p text:style-name="P1">Joindre le logo.</text:p>
      <text:p text:style-name="P1">Autres éléments à partager (images, vidéos, ressources téléchargeables et tout contenu textuel)</text:p>
      <text:p text:style-name="P1">Avez-vous un nom de domaine ?</text:p>
      <text:p text:style-name="Text_20_body"/>
      <text:p text:style-name="P2">LIGNE 3 Brendan, Léonard, Alexis, Claire</text:p>
      <text:p text:style-name="P1">Cafiné</text:p>
      <text:p text:style-name="P1">Le Rudulier Thomas</text:p>
      <text:p text:style-name="P4"><text:a xlink:type="simple" xlink:href="mailto:tl.rudulier@gmail.com" office:target-frame-name="_blank" xlink:show="new" text:style-name="Internet_20_link" text:visited-style-name="Visited_20_Internet_20_Link"><text:span text:style-name="T3">tl.rudulier@gmail.com</text:span></text:a></text:p>
      <text:p text:style-name="P1">0645307847</text:p>
      <text:p text:style-name="P1">91190</text:p>
      <text:p text:style-name="P1">Affinage de café, thé, fèves de caco et de poivre en ex-fût de spiritueux</text:p>
      <text:p text:style-name="Text_20_body"/>
      <text:p text:style-name="P1">Décrire votre activité au grand public, Proposer votre offre de produits/services, Héberger du contenu photos/vidéos, Relier votre site avec  vos pages sur les réseaux sociaux, boutique en ligne</text:p>
      <text:p text:style-name="P1">tout publique</text:p>
      <text:p text:style-name="P4"><text:span text:style-name="T4">Proposer des produits que l'on en trouve pas ailleurs mettant en valeur les spiritueux français en s'affranchissant de l'alcool.</text:span><text:span text:style-name="T5"> </text:span><text:a xlink:type="simple" xlink:href="https://drive.google.com/open?id=1vNaGxHaEjN230-NDXEwTgWyOK4lCVI-j" office:target-frame-name="_blank" xlink:show="new" text:style-name="Internet_20_link" text:visited-style-name="Visited_20_Internet_20_Link"><text:span text:style-name="T3">https://drive.google.com/open?id=1vNaGxHaEjN230-NDXEwTgWyOK4lCVI-j</text:span></text:a></text:p>
      <text:p text:style-name="P1">Café affiné en fût, thé affiné en fût, chocolat issu d'un affinage etc…</text:p>
      <text:p text:style-name="P1">Café, thé, spiritueux, innovation, whisky, rhum, barista</text:p>
      <text:p text:style-name="P4"><text:span text:style-name="T4">café, noir, blanc, bois</text:span><text:span text:style-name="T5"> </text:span><text:a xlink:type="simple" xlink:href="https://drive.google.com/open?id=1Vom4-2ZAguLYa89pejHl09rfju2wtFR3" office:target-frame-name="_blank" xlink:show="new" text:style-name="Internet_20_link" text:visited-style-name="Visited_20_Internet_20_Link"><text:span text:style-name="T3">https://drive.google.com/open?id=1Vom4-2ZAguLYa89pejHl09rfju2wtFR3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/>
    <style:font-face style:name="Arial1" svg:font-family="Arial, Helvetica, sans-serif"/>
    <style:font-face style:name="Arial4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4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ire Mathiron</meta:initial-creator>
    <meta:creation-date>2021-02-18T11:42:46.20</meta:creation-date>
    <meta:document-statistic meta:table-count="0" meta:image-count="0" meta:object-count="0" meta:page-count="1" meta:paragraph-count="26" meta:word-count="181" meta:character-count="1331"/>
    <dc:date>2021-02-18T11:43:20.51</dc:date>
    <dc:creator>Claire Mathiron</dc:creator>
    <meta:editing-duration>PT34S</meta:editing-duration>
    <meta:editing-cycles>1</meta:editing-cycles>
    <meta:generator>OpenOffice/4.1.6$Win32 OpenOffice.org_project/416m1$Build-9790</meta:generator>
  </office:meta>
</office:document-meta>
</file>